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32pt" style:font-size-asian="32pt" style:font-size-complex="32pt"/>
    </style:style>
    <style:style style:name="P3" style:family="paragraph">
      <style:paragraph-properties fo:line-height="150%" fo:text-align="justify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style:font-name="Liberation Mono1" fo:font-size="30pt" style:font-size-asian="30pt" style:font-size-complex="30pt"/>
    </style:style>
    <style:style style:name="P6" style:family="paragraph">
      <style:text-properties style:font-name="Liberation Mono1"/>
    </style:style>
    <style:style style:name="P7" style:family="paragraph">
      <style:paragraph-properties fo:text-align="start"/>
      <style:text-properties style:font-name="Liberation Mono1" fo:font-size="36pt" fo:language="en" fo:country="US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1" fo:font-size="30pt" style:font-size-asian="30pt" style:font-size-complex="30pt"/>
    </style:style>
    <style:style style:name="T2" style:family="text">
      <style:text-properties style:font-name="Liberation Mono1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" style:font-size-complex="20pt" style:text-emphasize="none" style:font-relief="none" style:text-overline-style="none" style:text-overline-color="font-color"/>
    </style:style>
    <style:style style:name="T4" style:family="text">
      <style:text-properties style:font-name="Liberation Mono1"/>
    </style:style>
    <style:style style:name="T5" style:family="text">
      <style:text-properties style:font-name="Liberation Mono1" fo:font-size="20pt" style:font-size-asian="20pt" style:font-size-complex="20pt"/>
    </style:style>
    <style:style style:name="T6" style:family="text">
      <style:text-properties style:font-name="Liberation Mono1"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Atributos HTM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6cm" svg:height="3.163cm" svg:x="0.8cm" svg:y="0.837cm" presentation:class="title" presentation:user-transformed="true">
          <draw:text-box>
            <text:p><text:span text:style-name="T1">¿Que elementos llevan atributos?</text:span><text:span text:style-name="T2"> 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3">
              <text:list-item>
                <text:p text:style-name="P3"><text:span text:style-name="T3">Todos los elementos HTML pueden tener atributos</text:span></text:p>
              </text:list-item>
              <text:list-item>
                <text:p text:style-name="P3"><text:span text:style-name="T3">El atributo title proporciona información al navegador del contenido de la etiqueta, por lo que se yo recomido <text:s/>que los elementos importantes, que pueden ser usados por personas con discapacidades, como por ejemplo personas no videntes. Esto permite a estas <text:s/>personas ver tu contenido. Esto se llama accesibilidad.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5" draw:layer="layout" svg:width="21.4cm" svg:height="3.163cm" svg:x="1.4cm" svg:y="0.837cm" presentation:class="title" presentation:user-transformed="true">
          <draw:text-box>
            <text:p><text:span text:style-name="T1">¿Que función tienen los atributos? 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5">Proporcionar datos al navegador </text:span></text:p>
              </text:list-item>
              <text:list-item>
                <text:p><text:span text:style-name="T5">Mejorar la accesibilidad </text:span></text:p>
              </text:list-item>
              <text:list-item>
                <text:p><text:span text:style-name="T5">Optimizar el SEO de la pagina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Algunos atributos </text:p>
          </draw:text-box>
        </draw:frame>
        <draw:frame presentation:style-name="pr11" draw:layer="layout" svg:width="24.63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Atributo title </text:p>
              </text:list-item>
              <text:list-item>
                <text:p>Atributo href</text:p>
              </text:list-item>
              <text:list-item>
                <text:p>Atributo width &amp; height</text:p>
              </text:list-item>
              <text:list-item>
                <text:p>Atributo al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6">Carlos Alemán </text:span><text:span text:style-name="T6"><text:line-break/></text:span><text:span text:style-name="T6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16:15:07.828026435</meta:creation-date>
    <meta:editing-duration>PT1H9M25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0T19:12:04.110108365</dc:date>
    <meta:document-statistic meta:object-count="77"/>
  </office:meta>
</office:document-meta>
</file>